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veria Libre2" svg:font-family="'Averia Libre'" style:font-adornments="Regular" style:font-pitch="variable"/>
    <style:font-face style:name="Averia Libre" svg:font-family="'Averia Libre'" style:font-family-generic="roman" style:font-pitch="variable"/>
    <style:font-face style:name="Averia Libre1" svg:font-family="'Averia Libr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188cm" fo:min-width="5.24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2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569cm" fo:min-width="5.24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315cm" fo:min-width="2.7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95cm" fo:min-width="2.573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3.331cm" fo:min-width="4.986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-width="0.356cm" draw:marker-end="Symmetric_20_Arrow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solid" draw:fill-color="#ffffff" draw:auto-grow-height="true" fo:min-height="0.505cm" fo:padding-top="0cm" fo:padding-bottom="0cm" fo:padding-left="0cm" fo:padding-right="0cm" draw:shadow-offset-x="0.203cm" draw:shadow-offset-y="0.20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fo:min-height="1.143cm" fo:padding-top="0cm" fo:padding-bottom="0cm" fo:padding-left="0cm" fo:padding-right="0cm" draw:shadow-offset-x="0.203cm" draw:shadow-offset-y="0.2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line-height="100%" fo:text-align="center">
        <style:tab-stops/>
      </style:paragraph-properties>
    </style:style>
    <style:style style:name="P6" style:family="paragraph">
      <loext:graphic-properties draw:fill="solid" draw:fill-color="#ffffff"/>
      <style:paragraph-properties fo:line-height="100%" fo:text-align="center" style:writing-mode="lr-tb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ffffff"/>
      <style:paragraph-properties fo:line-height="100%" fo:text-align="center" style:writing-mode="lr-tb">
        <style:tab-stops/>
      </style:paragraph-properties>
      <style:text-properties fo:font-size="12pt" fo:font-weight="bold" style:font-size-asian="18pt" style:font-size-complex="18pt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5.842cm" svg:height="2.54cm" svg:x="1.25cm" svg:y="1.127cm">
          <text:p text:style-name="P1">GM makes a move<text:line-break/>(Hard or Soft)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5.064cm">
          <text:p text:style-name="P1">GM asks,<text:line-break/>"What do you do?"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9.001cm">
          <text:p text:style-name="P1">Player responds,<text:line-break/>describing actio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12.938cm">
          <text:p text:style-name="P1">Everyone asks:<text:line-break/>Is this a move?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921cm" svg:x="1.25cm" svg:y="17.51cm">
          <text:p text:style-name="P1">Check the rules:<text:line-break/>Is there a roll<text:line-break/>involved?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123cm" svg:y="22.49cm">
          <text:p text:style-name="P1">Player<text:line-break/>rolls the dice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2.667cm" svg:x="10.603cm" svg:y="24.114cm">
          <text:p text:style-name="P1">Success<text:line-break/>Eff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3.302cm" svg:x="15.732cm" svg:y="21.701cm">
          <text:p text:style-name="P1">Partial<text:line-break/>Success<text:line-break/>Effec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683cm" svg:x="11.16cm" svg:y="12.43cm">
          <text:p text:style-name="P1">Miss Effect.</text:p>
          <text:p text:style-name="P1">Player marks XP.</text:p>
          <text:p text:style-name="P1">GM makes a<text:line-break/>Hard Move.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171cm" svg:y1="3.667cm" svg:x2="4.171cm" svg:y2="5.064cm">
          <text:p/>
        </draw:line>
        <draw:line draw:style-name="gr6" draw:text-style-name="P3" draw:layer="layout" svg:x1="4.171cm" svg:y1="7.604cm" svg:x2="4.171cm" svg:y2="9.001cm">
          <text:p/>
        </draw:line>
        <draw:line draw:style-name="gr6" draw:text-style-name="P3" draw:layer="layout" svg:x1="4.171cm" svg:y1="11.541cm" svg:x2="4.171cm" svg:y2="12.938cm">
          <text:p/>
        </draw:line>
        <draw:line draw:style-name="gr6" draw:text-style-name="P4" draw:layer="layout" svg:x1="4.171cm" svg:y1="15.478cm" svg:x2="4.171cm" svg:y2="17.51cm">
          <text:p/>
        </draw:line>
        <draw:frame draw:style-name="gr7" draw:text-style-name="P6" draw:layer="layout" svg:width="1.397cm" svg:height="0.505cm" svg:x="3.436cm" svg:y="16.059cm">
          <draw:text-box>
            <text:p text:style-name="P5"><text:span text:style-name="T1">Yes</text:span></text:p>
          </draw:text-box>
        </draw:frame>
        <draw:line draw:style-name="gr6" draw:text-style-name="P4" draw:layer="layout" svg:x1="4.171cm" svg:y1="20.453cm" svg:x2="4.171cm" svg:y2="22.485cm">
          <text:p/>
        </draw:line>
        <draw:frame draw:style-name="gr7" draw:text-style-name="P7" draw:layer="layout" svg:width="1.397cm" svg:height="0.505cm" svg:x="3.437cm" svg:y="21.06cm">
          <draw:text-box>
            <text:p text:style-name="P5"><text:span text:style-name="T2">Yes</text:span></text:p>
          </draw:text-box>
        </draw:frame>
        <draw:custom-shape draw:style-name="gr2" draw:text-style-name="P2" draw:layer="layout" svg:width="5.842cm" svg:height="2.921cm" svg:x="9.16cm" svg:y="17.483cm">
          <text:p text:style-name="P1">Narrate the move,<text:line-break/>apply mechanical<text:line-break/>effects.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096cm" svg:y1="18.853cm" svg:x2="9.128cm" svg:y2="18.907cm">
          <text:p/>
        </draw:line>
        <draw:frame draw:style-name="gr7" draw:text-style-name="P7" draw:layer="layout" svg:width="1.016cm" svg:height="0.505cm" svg:x="7.466cm" svg:y="18.653cm">
          <draw:text-box>
            <text:p text:style-name="P5"><text:span text:style-name="T2">No</text:span></text:p>
          </draw:text-box>
        </draw:frame>
        <draw:path draw:style-name="gr6" draw:text-style-name="P3" draw:layer="layout" svg:width="14.421cm" svg:height="2.126cm" draw:transform="skewX (-0.426733002112614) rotate (1.77587251390423) translate (9.89cm 17.51cm)" svg:viewBox="0 0 14422 2127" svg:d="M0 0c1779 839 4406 2127 6763 2127 2356 0 4847-463 7659-1966">
          <text:p/>
        </draw:path>
        <draw:line draw:style-name="gr6" draw:text-style-name="P4" draw:layer="layout" svg:x1="6.969cm" svg:y1="24.622cm" svg:x2="10.652cm" svg:y2="25.511cm">
          <text:p/>
        </draw:line>
        <draw:line draw:style-name="gr6" draw:text-style-name="P4" draw:layer="layout" svg:x1="6.969cm" svg:y1="23.733cm" svg:x2="15.732cm" svg:y2="23.352cm">
          <text:p/>
        </draw:line>
        <draw:path draw:style-name="gr6" draw:text-style-name="P4" draw:layer="layout" svg:width="11.251cm" svg:height="3.696cm" draw:transform="skewX (-8.95445681754279E-017) rotate (0.641233967182717) translate (6.96893397580489cm 22.8439115506834cm)" svg:viewBox="0 0 11252 3697" svg:d="M0 0c1399 886 5753 4039 7247 3667 1752-436 2714-1937 4005-3667">
          <text:p/>
        </draw:path>
        <draw:path draw:style-name="gr6" draw:text-style-name="P4" draw:layer="layout" svg:width="11.137cm" svg:height="1.719cm" draw:transform="rotate (2.08706471953482) translate (12.43cm 12.43cm)" svg:viewBox="0 0 11138 1720" svg:d="M0 0c1215 690 3023 1719 4573 1720 2053 0 4394-281 6565-1532">
          <text:p/>
        </draw:path>
        <draw:path draw:style-name="gr6" draw:text-style-name="P3" draw:layer="layout" svg:width="19.476cm" svg:height="10.806cm" draw:transform="rotate (1.56311687808612) translate (6.94642538959036cm 21.6198759758575cm)" svg:viewBox="0 0 19477 10807" svg:d="M0 10564c18813 2141 19477-10564 19477-10564">
          <text:p/>
        </draw:path>
        <draw:path draw:style-name="gr6" draw:text-style-name="P3" draw:layer="layout" svg:width="12.713cm" svg:height="25.306cm" svg:x="7.096cm" svg:y="1.343cm" svg:viewBox="0 0 12714 25307" svg:d="M6858 24803c4618 1043 6016 593 5842-2540-254-4572 508-12700-1143-18161-2178-5333-8255-3937-11557-3937">
          <text:p/>
        </draw:path>
        <draw:frame draw:style-name="gr7" draw:text-style-name="P7" draw:layer="layout" svg:width="1.016cm" svg:height="0.505cm" svg:x="7.985cm" svg:y="22.463cm">
          <draw:text-box>
            <text:p text:style-name="P5"><text:span text:style-name="T2">6-</text:span></text:p>
          </draw:text-box>
        </draw:frame>
        <draw:frame draw:style-name="gr7" draw:text-style-name="P7" draw:layer="layout" svg:width="1.016cm" svg:height="0.505cm" svg:x="7.985cm" svg:y="24.752cm">
          <draw:text-box>
            <text:p text:style-name="P5"><text:span text:style-name="T2">10+</text:span></text:p>
          </draw:text-box>
        </draw:frame>
        <draw:frame draw:style-name="gr7" draw:text-style-name="P7" draw:layer="layout" svg:width="1.016cm" svg:height="0.505cm" svg:x="7.985cm" svg:y="23.479cm">
          <draw:text-box>
            <text:p text:style-name="P5"><text:span text:style-name="T2">7-9</text:span></text:p>
          </draw:text-box>
        </draw:frame>
        <draw:frame draw:style-name="gr8" draw:text-style-name="P7" draw:layer="layout" svg:width="3.175cm" svg:height="1.143cm" svg:x="16.875cm" svg:y="4.81cm">
          <draw:text-box>
            <text:p text:style-name="P5"><text:span text:style-name="T2">Find out what happens.</text:span></text:p>
          </draw:text-box>
        </draw:frame>
        <draw:frame draw:style-name="gr8" draw:text-style-name="P7" draw:layer="layout" svg:width="3.175cm" svg:height="1.143cm" svg:x="14.97cm" svg:y="8.366cm">
          <draw:text-box>
            <text:p text:style-name="P5"><text:span text:style-name="T2">Find out what happens.</text:span></text:p>
          </draw:text-box>
        </draw:frame>
        <draw:frame draw:style-name="gr8" draw:text-style-name="P7" draw:layer="layout" svg:width="3.175cm" svg:height="1.143cm" svg:x="10.525cm" svg:y="8.112cm">
          <draw:text-box>
            <text:p text:style-name="P5"><text:span text:style-name="T2">Find out what happens.</text:span></text:p>
          </draw:text-box>
        </draw:frame>
        <draw:frame draw:style-name="gr8" draw:text-style-name="P7" draw:layer="layout" svg:width="2.794cm" svg:height="1.143cm" svg:x="9.174cm" svg:y="9.652cm">
          <draw:text-box>
            <text:p text:style-name="P5"><text:span text:style-name="T2">Find out what happens.</text:span></text:p>
          </draw:text-box>
        </draw:frame>
        <draw:path draw:style-name="gr6" draw:text-style-name="P3" draw:layer="layout" svg:width="10.414cm" svg:height="1.833cm" draw:transform="rotate (1.58301363155886) translate (7.096cm 14.081cm)" svg:viewBox="0 0 10415 1834" svg:d="M0 0c1132 903 2898 1834 4550 1834 1820 0 4078-1094 5865-1834">
          <text:p/>
        </draw:path>
        <draw:frame draw:style-name="gr8" draw:text-style-name="P7" draw:layer="layout" svg:width="2.794cm" svg:height="1.143cm" svg:x="7.35cm" svg:y="11.16cm">
          <draw:text-box>
            <text:p text:style-name="P5"><text:span text:style-name="T2">Find out what happen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veria Libre2" svg:font-family="'Averia Libre'" style:font-adornments="Regular" style:font-pitch="variable"/>
    <style:font-face style:name="Averia Libre" svg:font-family="'Averia Libre'" style:font-family-generic="roman" style:font-pitch="variable"/>
    <style:font-face style:name="Averia Libre1" svg:font-family="'Averia Libr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veria Libre2" fo:font-family="'Averia Libre'" style:font-style-name="Regular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5T17:14:51.933000000</meta:creation-date>
    <dc:title>Dungeon World</dc:title>
    <meta:editing-duration>PT1H50M27S</meta:editing-duration>
    <meta:editing-cycles>16</meta:editing-cycles>
    <meta:generator>LibreOffice/6.4.2.2$Windows_X86_64 LibreOffice_project/4e471d8c02c9c90f512f7f9ead8875b57fcb1ec3</meta:generator>
    <meta:initial-creator>Alex Leone</meta:initial-creator>
    <dc:date>2021-12-06T21:52:08.014000000</dc:date>
    <dc:creator>Alex Leone</dc:creator>
    <meta:document-statistic meta:object-count="35"/>
    <meta:template xlink:type="simple" xlink:actuate="onRequest" xlink:title="Dungeon World" xlink:href="../../../../../../../../Users/Alex/AppData/Roaming/LibreOffice/4/user/template/Dungeon%20World.otg" meta:date="2021-12-05T17:14:50.245000000"/>
  </office:meta>
</office:document-meta>
</file>